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1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YER CONCERNING GOD'S RIGHTEOUSNESS (10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AYER CONCERNING GOD'S RIGHTEOUSNESS (10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prayer (10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problem (10:2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problem (10:2-3):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Zeal without knowledge (10:2-3a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Works without faith (10:3b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AYER CONCERNING GOD'S RIGHTEOUSNESS (10:1-3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prayer (10: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roblem (10:2-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ROMANS 10</text:span><text:span text:style-name="a539" text:class-names=""/></text:p>
          </draw:text-box>
          <svg:title/>
          <svg:desc/>
        </draw:frame>
        <draw:frame draw:id="id99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THE PRAYER CONCERNING GOD'S RIGHTEOUSNESS (10:1-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HE SOURCE OF GOD'S RIGHTEOUSNESS (10:4-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12-tx-Title-and-Text" presentation:presentation-page-layout-name="Master1-PPL12" draw:id="Slide-261">
        <draw:frame draw:id="id100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SOURCE OF GOD'S RIGHTEOUSNESS (10:4-5)<text:s text:c="1"/></text:span><text:span text:style-name="a554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It is found in Christ (10:4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It was foretold by Moses (Lev. 18:5) (10:5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OMANS 10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PRAYER CONCERNING GOD'S RIGHTEOUSNESS (10:1-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SOURCE OF GOD'S RIGHTEOUSNESS (10:4-5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AVAILABILITY OF GOD'S RIGHTEOUSNESS (10:6-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2-tx-Title-and-Text" presentation:presentation-page-layout-name="Master1-PPL12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AVAILABILITY OF GOD'S RIGHTEOUSNESS (10:6-8)<text:s text:c="1"/></text:span><text:span text:style-name="a587" text:class-names=""/></text:p>
          </draw:text-box>
          <svg:title/>
          <svg:desc/>
        </draw:frame>
        <draw:frame draw:id="id105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Negative (10:6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Positive (10: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9" draw:style-name="a600" draw:master-page-name="Master1-Layout12-tx-Title-and-Text" presentation:presentation-page-layout-name="Master1-PPL12" draw:id="Slide-264">
        <draw:frame draw:id="id106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ROMANS 10</text:span><text:span text:style-name="a602" text:class-names=""/></text:p>
          </draw:text-box>
          <svg:title/>
          <svg:desc/>
        </draw:frame>
        <draw:frame draw:id="id107" presentation:style-name="a620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HE PRAYER CONCERNING GOD'S RIGHTEOUSNESS (10:1-3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SOURCE OF GOD'S RIGHTEOUSNESS (10:4-5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AVAILABILITY OF GOD'S RIGHTEOUSNESS (10:6-8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CEPTION OF GOD'S RIGHTEOUSNESS (10:9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0" draw:style-name="a621" draw:master-page-name="Master1-Layout12-tx-Title-and-Text" presentation:presentation-page-layout-name="Master1-PPL12" draw:id="Slide-265">
        <draw:frame draw:id="id108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RECEPTION OF GOD'S RIGHTEOUSNESS (10:9-10):<text:s text:c="1"/></text:span><text:span text:style-name="a623" text:class-names=""/></text:p>
          </draw:text-box>
          <svg:title/>
          <svg:desc/>
        </draw:frame>
        <draw:frame draw:id="id109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It is conceived in the heart (10:9b-10a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It is confirmed by the mouth (10:9a, 10b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1" draw:style-name="a636" draw:master-page-name="Master1-Layout12-tx-Title-and-Text" presentation:presentation-page-layout-name="Master1-PPL12" draw:id="Slide-266">
        <draw:frame draw:id="id110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ROMANS 10</text:span><text:span text:style-name="a638" text:class-names=""/></text:p>
          </draw:text-box>
          <svg:title/>
          <svg:desc/>
        </draw:frame>
        <draw:frame draw:id="id111" presentation:style-name="a659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PRAYER CONCERNING GOD'S RIGHTEOUSNESS (10:1-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SOURCE OF GOD'S RIGHTEOUSNESS (10:4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AVAILABILITY OF GOD'S RIGHTEOUSNESS (10:6-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RECEPTION OF GOD'S RIGHTEOUSNESS (10:9-10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SCOPE OF GOD'S RIGHTEOUSNESS (10:11-13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2" draw:style-name="a660" draw:master-page-name="Master1-Layout12-tx-Title-and-Text" presentation:presentation-page-layout-name="Master1-PPL12" draw:id="Slide-267">
        <draw:frame draw:id="id112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SCOPE OF GOD'S RIGHTEOUSNESS (10:11-13)<text:s text:c="1"/></text:span><text:span text:style-name="a662" text:class-names=""/></text:p>
          </draw:text-box>
          <svg:title/>
          <svg:desc/>
        </draw:frame>
        <draw:frame draw:id="id113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It is impartial (10:11-1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It is universal (10:1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4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ROMANS 10</text:span><text:span text:style-name="a677" text:class-names=""/></text:p>
          </draw:text-box>
          <svg:title/>
          <svg:desc/>
        </draw:frame>
        <draw:frame draw:id="id115" presentation:style-name="a701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PRAYER CONCERNING GOD'S RIGHTEOUSNESS (10:1-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SOURCE OF GOD'S RIGHTEOUSNESS (10:4-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VAILABILITY OF GOD'S RIGHTEOUSNESS (10:6-8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RECEPTION OF GOD'S RIGHTEOUSNESS (10:9-1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SCOPE OF GOD'S RIGHTEOUSNESS (10:11-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PRESENTATION OF GOD'S RIGHTEOUSNESS (10:14-1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6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PRESENTATION OF GOD'S RIGHTEOUSNESS (10:14-15):<text:s text:c="1"/></text:span><text:span text:style-name="a704" text:class-names=""/></text:p>
          </draw:text-box>
          <svg:title/>
          <svg:desc/>
        </draw:frame>
        <draw:frame draw:id="id117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sinner must call on the Lord to be saved (10:14a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A sinner must believe in order to call (10:14b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A sinner must hear in order to believe (10:14c-15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13-twoColTx-Title-and-2-Column-Text" presentation:presentation-page-layout-name="Master1-PPL13" draw:id="Slide-270">
        <draw:frame draw:id="id118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ROMANS 10</text:span><text:span text:style-name="a722" text:class-names=""/></text:p>
          </draw:text-box>
          <svg:title/>
          <svg:desc/>
        </draw:frame>
        <draw:frame draw:id="id119" presentation:style-name="a737" draw:name="Text Placeholder 2" svg:x="1.38021in" svg:y="2in" svg:width="4.61632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PRAYER CONCERNING GOD'S RIGHTEOUSNESS (10:1-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SOURCE OF GOD'S RIGHTEOUSNESS (10:4-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THE AVAILABILITY OF GOD'S RIGHTEOUSNESS (10:6-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  <draw:frame draw:id="id120" presentation:style-name="a753" draw:name="Text Placeholder 3" svg:x="6.16319in" svg:y="2in" svg:width="4.61632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RECEPTION OF GOD'S RIGHTEOUSNESS (10:9-10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SCOPE OF GOD'S RIGHTEOUSNESS (10:11-13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PRESENTATION OF GOD'S RIGHTEOUSNESS (10:14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JECTION OF GOD'S RIGHTEOUSNESS (10:16-21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6" draw:style-name="a754" draw:master-page-name="Master1-Layout12-tx-Title-and-Text" presentation:presentation-page-layout-name="Master1-PPL12" draw:id="Slide-271">
        <draw:frame draw:id="id121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JECTION OF GOD'S RIGHTEOUSNESS (10:16-21)<text:s text:c="1"/></text:span><text:span text:style-name="a756" text:class-names=""/></text:p>
          </draw:text-box>
          <svg:title/>
          <svg:desc/>
        </draw:frame>
        <draw:frame draw:id="id122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Israel has heard the Good News (10:18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Israel has refused to heed the Good News (10:16-17, 19-21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7" draw:style-name="a769" draw:master-page-name="Master1-Layout12-tx-Title-and-Text" presentation:presentation-page-layout-name="Master1-PPL12" draw:id="Slide-272">
        <draw:frame draw:id="id123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Israel has refused to heed the Good News (10:16-17, 19-21).<text:s text:c="1"/></text:span><text:span text:style-name="a771" text:class-names=""/></text:p>
          </draw:text-box>
          <svg:title/>
          <svg:desc/>
        </draw:frame>
        <draw:frame draw:id="id124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Isaiah predicted this (10:16-17, 20-2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Moses predicted this (10:19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18" draw:style-name="a784" draw:master-page-name="Master1-Layout12-tx-Title-and-Text" presentation:presentation-page-layout-name="Master1-PPL12" draw:id="Slide-273">
        <draw:frame draw:id="id125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THE REJECTION OF GOD'S RIGHTEOUSNESS (10:16-21)<text:s text:c="1"/></text:span><text:span text:style-name="a786" text:class-names=""/></text:p>
          </draw:text-box>
          <svg:title/>
          <svg:desc/>
        </draw:frame>
        <draw:frame draw:id="id126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Israel has heard the Good News (10:18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Israel has refused to heed the Good News (10:16-17, 19-21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19" draw:style-name="a799" draw:master-page-name="Master1-Layout13-twoColTx-Title-and-2-Column-Text" presentation:presentation-page-layout-name="Master1-PPL13" draw:id="Slide-274">
        <draw:frame draw:id="id127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ROMANS 10</text:span><text:span text:style-name="a801" text:class-names=""/></text:p>
          </draw:text-box>
          <svg:title/>
          <svg:desc/>
        </draw:frame>
        <draw:frame draw:id="id128" presentation:style-name="a816" draw:name="Text Placeholder 2" svg:x="1.38021in" svg:y="2in" svg:width="4.61632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THE PRAYER CONCERNING GOD'S RIGHTEOUSNESS (10:1-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 SOURCE OF GOD'S RIGHTEOUSNESS (10:4-5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E AVAILABILITY OF GOD'S RIGHTEOUSNESS (10:6-8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  <draw:frame draw:id="id129" presentation:style-name="a832" draw:name="Text Placeholder 3" svg:x="6.16319in" svg:y="2in" svg:width="4.61632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HE RECEPTION OF GOD'S RIGHTEOUSNESS (10:9-10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THE SCOPE OF GOD'S RIGHTEOUSNESS (10:11-13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THE PRESENTATION OF GOD'S RIGHTEOUSNESS (10:14-15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REJECTION OF GOD'S RIGHTEOUSNESS (10:16-2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0</dc:title>
    <meta:initial-creator>David STRICKLAND</meta:initial-creator>
    <dc:creator>David STRICKLAND</dc:creator>
    <meta:creation-date>2020-02-22T17:41:04Z</meta:creation-date>
    <dc:date>2020-02-22T17:41:05Z</dc:date>
    <meta:template xlink:href="BibleStudy" xlink:type="simple"/>
    <meta:editing-cycles>1</meta:editing-cycles>
    <meta:editing-duration>PT0S</meta:editing-duration>
    <meta:document-statistic meta:paragraph-count="77" meta:word-count="596"/>
  </office:meta>
</office:document-meta>
</file>